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D6C3C1E2ACBB3607.png" manifest:media-type="image/png"/>
  <manifest:file-entry manifest:full-path="Pictures/1000000000000020000000202109A5AFF8121903.png" manifest:media-type="image/png"/>
  <manifest:file-entry manifest:full-path="Pictures/1000000000000020000000205EDF9386D37DF767.png" manifest:media-type="image/png"/>
  <manifest:file-entry manifest:full-path="Pictures/1000000000000020000000209E971AE6CF4AB520.png" manifest:media-type="image/png"/>
  <manifest:file-entry manifest:full-path="Pictures/1000000000000020000000206ECAE437C26E1ACE.png" manifest:media-type="image/png"/>
  <manifest:file-entry manifest:full-path="Pictures/10000000000000200000002046DB2C907062FB54.png" manifest:media-type="image/png"/>
  <manifest:file-entry manifest:full-path="Pictures/1000000000000020000000203F8F42F9039F9C4A.png" manifest:media-type="image/png"/>
  <manifest:file-entry manifest:full-path="Pictures/1000000000000020000000201E2EC896BD4A0002.png" manifest:media-type="image/png"/>
  <manifest:file-entry manifest:full-path="Pictures/100000000000002000000020B568EA516871BEAA.png" manifest:media-type="image/png"/>
  <manifest:file-entry manifest:full-path="Pictures/100000000000002000000020F6CA105216966D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6.492cm" table:align="left"/>
    </style:style>
    <style:style style:name="表1.A" style:family="table-column">
      <style:table-column-properties style:column-width="4.498cm"/>
    </style:style>
    <style:style style:name="表1.B" style:family="table-column">
      <style:table-column-properties style:column-width="2.91cm"/>
    </style:style>
    <style:style style:name="表1.C" style:family="table-column">
      <style:table-column-properties style:column-width="2.999cm"/>
    </style:style>
    <style:style style:name="表1.D" style:family="table-column">
      <style:table-column-properties style:column-width="3.193cm"/>
    </style:style>
    <style:style style:name="表1.E" style:family="table-column">
      <style:table-column-properties style:column-width="2.89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E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8dd" officeooo:paragraph-rsid="0005e016"/>
    </style:style>
    <style:style style:name="P2" style:family="paragraph" style:parent-style-name="Standard">
      <style:text-properties officeooo:rsid="00138df6" officeooo:paragraph-rsid="00138df6"/>
    </style:style>
    <style:style style:name="P3" style:family="paragraph" style:parent-style-name="Standard">
      <style:text-properties officeooo:rsid="00138df6" officeooo:paragraph-rsid="00222447"/>
    </style:style>
    <style:style style:name="P4" style:family="paragraph" style:parent-style-name="Standard">
      <style:text-properties officeooo:paragraph-rsid="001ee54b"/>
    </style:style>
    <style:style style:name="P5" style:family="paragraph" style:parent-style-name="Standard">
      <style:text-properties fo:font-weight="bold" officeooo:rsid="000458dd" officeooo:paragraph-rsid="0005e016" style:font-weight-asian="bold" style:font-weight-complex="bold"/>
    </style:style>
    <style:style style:name="P6" style:family="paragraph" style:parent-style-name="Standard">
      <style:text-properties officeooo:rsid="0036379e" officeooo:paragraph-rsid="0036379e"/>
    </style:style>
    <style:style style:name="P7" style:family="paragraph" style:parent-style-name="Table_20_Contents">
      <style:text-properties officeooo:rsid="002dec2f" officeooo:paragraph-rsid="002dec2f"/>
    </style:style>
    <style:style style:name="P8" style:family="paragraph" style:parent-style-name="Table_20_Contents">
      <style:text-properties officeooo:rsid="0033ff1d" officeooo:paragraph-rsid="0033ff1d"/>
    </style:style>
    <style:style style:name="P9" style:family="paragraph" style:parent-style-name="Table_20_Contents">
      <style:text-properties officeooo:rsid="003465e5" officeooo:paragraph-rsid="003465e5"/>
    </style:style>
    <style:style style:name="T1" style:family="text">
      <style:text-properties officeooo:rsid="000dc7fd"/>
    </style:style>
    <style:style style:name="T2" style:family="text">
      <style:text-properties officeooo:rsid="001d4496"/>
    </style:style>
    <style:style style:name="T3" style:family="text">
      <style:text-properties officeooo:rsid="002dec2f"/>
    </style:style>
    <style:style style:name="T4" style:family="text">
      <style:text-properties officeooo:rsid="00332e7b"/>
    </style:style>
    <style:style style:name="T5" style:family="text">
      <style:text-properties officeooo:rsid="0033ff1d"/>
    </style:style>
    <style:style style:name="T6" style:family="text">
      <style:text-properties officeooo:rsid="003637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課題2</text:p>
      <text:p text:style-name="Standard">予測モデルの正答率は0.838</text:p>
      <text:p text:style-name="Standard"/>
      <text:p text:style-name="Standard">課題3</text:p>
      <text:p text:style-name="P4"/>
      <text:p text:style-name="Standard">元の画像の画素をベクトル化したものに摂動を加えたあと、32×32個の画素の最大値を255、最小値を0とするような線形変換をした（端数は四捨五入して整数値にする）。</text:p>
      <text:p text:style-name="P1">元の画像にランダムな摂動を加えた画像（ベースライン）では正答率は0.81であるのに対し、FGSMに基づく摂動を加えた画像では正答率は0.013となった。</text:p>
      <text:p text:style-name="P1"/>
      <text:p text:style-name="P1">また、ε0は小さいため、摂動を加えた画像の（人間から見た）外見はあまり違わず、元通りの文字として認識できる。</text:p>
      <text:p text:style-name="P1"/>
      <text:p text:style-name="P1"/>
      <text:p text:style-name="P1"/>
      <text:p text:style-name="P1"/>
      <text:p text:style-name="P1"/>
      <text:p text:style-name="P1">図　左から順に元の画像・ランダムな摂動を加えた画像・FGSMに基づく摂動を加えた画像</text:p>
      <text:p text:style-name="P1"/>
      <text:p text:style-name="P1"/>
      <text:p text:style-name="P5">課題4（2値化による防御とそれに対する攻撃）</text:p>
      <text:p text:style-name="P5"/>
      <text:p text:style-name="P5">4.1<text:span text:style-name="T6">　画像を</text:span>2値化してから分類することにより、FGSMから防御する</text:p>
      <text:p text:style-name="P1">入力した番号のpgmファイルを読み込み、画素の値を左上から右方向に読み込み、1024次元のベクトルとする関数<text:span text:style-name="T1">pgm_to_vec_binary(pgmファイルの番号)を実装した。</text:span></text:p>
      <text:p text:style-name="P1">ただし、元の画像の画素値が129以上のピクセルは全て255（白）、画素値128以下ピクセルは全ては0（黒）とするという2値化処理をしている。</text:p>
      <text:p text:style-name="P1">課題3で摂動（ノイズ）を与えた画素の値は小さくても230（白に近い灰色）程度なので、ニューラルネットワーク予測モデルに入力する前に255（白）になるのでFGSMの攻撃は防御できる。</text:p>
      <text:p text:style-name="P1"/>
      <text:p text:style-name="P1"/>
      <text:p text:style-name="P5">4.2<text:span text:style-name="T6">　2値化による防御をされても突破できる攻撃方法についての考察</text:span></text:p>
      <text:p text:style-name="P1"/>
      <text:p text:style-name="P1">以下の目標を設定して攻撃する。</text:p>
      <text:p text:style-name="P2">1.元の画像のいくつかのピクセルの画素を122（実際には２値化のスレッショルドに応じて「黒」にされるグレーであれば何でも良い）にして、ニューラルネットワーク予測モデルに分類を誤らせる。</text:p>
      <text:p text:style-name="P2">2.1.の処理をした画像を人間が目で見た時には元の文字と認識し、かつ可能な限り1.の攻撃的な処理をしたことに気づかないようにする。</text:p>
      <text:p text:style-name="P2"/>
      <text:p text:style-name="P3">そこで、課題3と同じ方法で画像ごとにクロスエントロピー誤差関数を各画素の値で偏微分したもの（∇<text:span text:style-name="T2">xL）を求め、画素値が下がるときにクロスエントロピー誤差を大きくする（＝予測モデルが間違いやすくなる）ようなピクセルを探し当てる。私のレポートでは、</text:span>∇<text:span text:style-name="T2">xLに対して閾値を設け、それを下回る偏微分係数を持つピクセルの画素値が2値化後0（黒）になるような方法をとることにした。</text:span></text:p>
      <text:p text:style-name="P2"/>
      <text:p text:style-name="P2">この攻撃の結果、クロスエントロピー関数の偏微分係数の閾値を変えた場合のニューラルネットワークの正答率は以下の表の通りである。</text:p>
      <text:p text:style-name="P2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office:value-type="string">
            <text:p text:style-name="Table_20_Contents">閾値</text:p>
          </table:table-cell>
          <table:table-cell table:style-name="表1.A1" office:value-type="string">
            <text:p text:style-name="Table_20_Contents">-<text:span text:style-name="T3">0.0002</text:span></text:p>
          </table:table-cell>
          <table:table-cell table:style-name="表1.A1" office:value-type="string">
            <text:p text:style-name="Table_20_Contents">-<text:span text:style-name="T3">0.0004</text:span></text:p>
          </table:table-cell>
          <table:table-cell table:style-name="表1.A1" office:value-type="string">
            <text:p text:style-name="Table_20_Contents">-<text:span text:style-name="T3">0.0008</text:span></text:p>
          </table:table-cell>
          <table:table-cell table:style-name="表1.E1" office:value-type="string">
            <text:p text:style-name="Table_20_Contents">-<text:span text:style-name="T3">0.0012</text:span></text:p>
          </table:table-cell>
        </table:table-row>
        <table:table-row>
          <table:table-cell table:style-name="表1.A2" office:value-type="string">
            <text:p text:style-name="Table_20_Contents">画像を2値化した後で予測した時の正答率</text:p>
          </table:table-cell>
          <table:table-cell table:style-name="表1.A2" office:value-type="string">
            <text:p text:style-name="P7">0.1<text:span text:style-name="T5">1</text:span></text:p>
          </table:table-cell>
          <table:table-cell table:style-name="表1.A2" office:value-type="string">
            <text:p text:style-name="P7">0.1<text:span text:style-name="T5">5</text:span></text:p>
          </table:table-cell>
          <table:table-cell table:style-name="表1.A2" office:value-type="string">
            <text:p text:style-name="P7">0.2<text:span text:style-name="T5">0</text:span></text:p>
          </table:table-cell>
          <table:table-cell table:style-name="表1.E2" office:value-type="string">
            <text:p text:style-name="P7">0.2<text:span text:style-name="T5">5</text:span></text:p>
          </table:table-cell>
        </table:table-row>
        <table:table-row>
          <table:table-cell table:style-name="表1.A2" office:value-type="string">
            <text:p text:style-name="Table_20_Contents">画像を2値化せず、そのまま予測した時の正答率</text:p>
          </table:table-cell>
          <table:table-cell table:style-name="表1.A2" office:value-type="string">
            <text:p text:style-name="P8">0.13</text:p>
          </table:table-cell>
          <table:table-cell table:style-name="表1.A2" office:value-type="string">
            <text:p text:style-name="P8">0.16</text:p>
          </table:table-cell>
          <table:table-cell table:style-name="表1.A2" office:value-type="string">
            <text:p text:style-name="P8">0.23</text:p>
          </table:table-cell>
          <table:table-cell table:style-name="表1.E2" office:value-type="string">
            <text:p text:style-name="P8">0.27</text:p>
          </table:table-cell>
        </table:table-row>
        <table:table-row>
          <table:table-cell table:style-name="表1.A2" office:value-type="string">
            <text:p text:style-name="Table_20_Contents">画像ファイルの置き場所</text:p>
          </table:table-cell>
          <table:table-cell table:style-name="表1.A2" office:value-type="string">
            <text:p text:style-name="P9">problem4_1/</text:p>
          </table:table-cell>
          <table:table-cell table:style-name="表1.A2" office:value-type="string">
            <text:p text:style-name="P9">problem4_2/</text:p>
          </table:table-cell>
          <table:table-cell table:style-name="表1.A2" office:value-type="string">
            <text:p text:style-name="P9">problem4_3/</text:p>
          </table:table-cell>
          <table:table-cell table:style-name="表1.E2" office:value-type="string">
            <text:p text:style-name="P9">problem4_4/</text:p>
          </table:table-cell>
        </table:table-row>
      </table:table>
      <text:p text:style-name="P2"><text:soft-page-break/></text:p>
      <text:p text:style-name="P2"/>
      <text:p text:style-name="P2">また、画像は以下のような見た目になった。</text:p>
      <text:p text:style-name="P2"/>
      <text:p text:style-name="P2"><draw:frame draw:style-name="fr1" draw:name="イメージ1" text:anchor-type="paragraph" svg:x="0.889cm" svg:y="0.464cm" svg:width="0.847cm" svg:height="0.847cm" draw:z-index="0"><draw:image xlink:href="Pictures/1000000000000020000000203F8F42F9039F9C4A.png" xlink:type="simple" xlink:show="embed" xlink:actuate="onLoad" loext:mime-type="image/x-vclgraphic"/></draw:frame></text:p>
      <text:p text:style-name="P2"><draw:frame draw:style-name="fr1" draw:name="イメージ2" text:anchor-type="paragraph" svg:x="1.859cm" svg:y="0.065cm" svg:width="0.847cm" svg:height="0.847cm" draw:z-index="1"><draw:image xlink:href="Pictures/1000000000000020000000209E971AE6CF4AB520.png" xlink:type="simple" xlink:show="embed" xlink:actuate="onLoad" loext:mime-type="image/x-vclgraphic"/></draw:frame><draw:frame draw:style-name="fr1" draw:name="イメージ3" text:anchor-type="paragraph" svg:x="3.909cm" svg:y="0.021cm" svg:width="0.847cm" svg:height="0.847cm" draw:z-index="2"><draw:image xlink:href="Pictures/1000000000000020000000201E2EC896BD4A0002.png" xlink:type="simple" xlink:show="embed" xlink:actuate="onLoad" loext:mime-type="image/x-vclgraphic"/></draw:frame><draw:frame draw:style-name="fr1" draw:name="イメージ4" text:anchor-type="paragraph" svg:x="2.806cm" svg:y="0cm" svg:width="0.847cm" svg:height="0.847cm" draw:z-index="3"><draw:image xlink:href="Pictures/100000000000002000000020B568EA516871BEAA.png" xlink:type="simple" xlink:show="embed" xlink:actuate="onLoad" loext:mime-type="image/x-vclgraphic"/></draw:frame><draw:frame draw:style-name="fr1" draw:name="イメージ6" text:anchor-type="paragraph" svg:x="5.74cm" svg:y="0cm" svg:width="0.847cm" svg:height="0.847cm" draw:z-index="4"><draw:image xlink:href="Pictures/10000000000000200000002046DB2C907062FB54.png" xlink:type="simple" xlink:show="embed" xlink:actuate="onLoad" loext:mime-type="image/x-vclgraphic"/></draw:frame><draw:frame draw:style-name="fr1" draw:name="イメージ7" text:anchor-type="paragraph" svg:x="6.731cm" svg:y="0.044cm" svg:width="0.847cm" svg:height="0.847cm" draw:z-index="5"><draw:image xlink:href="Pictures/100000000000002000000020F6CA105216966DDC.png" xlink:type="simple" xlink:show="embed" xlink:actuate="onLoad" loext:mime-type="image/x-vclgraphic"/></draw:frame><draw:frame draw:style-name="fr1" draw:name="イメージ8" text:anchor-type="paragraph" svg:x="7.731cm" svg:y="0.023cm" svg:width="0.847cm" svg:height="0.847cm" draw:z-index="6"><draw:image xlink:href="Pictures/1000000000000020000000205EDF9386D37DF767.png" xlink:type="simple" xlink:show="embed" xlink:actuate="onLoad" loext:mime-type="image/x-vclgraphic"/></draw:frame><draw:frame draw:style-name="fr1" draw:name="イメージ9" text:anchor-type="paragraph" svg:x="8.576cm" svg:y="0.023cm" svg:width="0.847cm" svg:height="0.847cm" draw:z-index="7"><draw:image xlink:href="Pictures/1000000000000020000000206ECAE437C26E1ACE.png" xlink:type="simple" xlink:show="embed" xlink:actuate="onLoad" loext:mime-type="image/x-vclgraphic"/></draw:frame><draw:frame draw:style-name="fr1" draw:name="イメージ10" text:anchor-type="paragraph" svg:x="9.421cm" svg:y="0.023cm" svg:width="0.847cm" svg:height="0.847cm" draw:z-index="8"><draw:image xlink:href="Pictures/1000000000000020000000202109A5AFF8121903.png" xlink:type="simple" xlink:show="embed" xlink:actuate="onLoad" loext:mime-type="image/x-vclgraphic"/></draw:frame><draw:frame draw:style-name="fr1" draw:name="イメージ5" text:anchor-type="paragraph" svg:x="4.754cm" svg:y="0.021cm" svg:width="0.847cm" svg:height="0.847cm" draw:z-index="9"><draw:image xlink:href="Pictures/100000000000002000000020D6C3C1E2ACBB3607.png" xlink:type="simple" xlink:show="embed" xlink:actuate="onLoad" loext:mime-type="image/x-vclgraphic"/></draw:frame></text:p>
      <text:p text:style-name="P2"/>
      <text:p text:style-name="P2"/>
      <text:p text:style-name="P2">図<text:span text:style-name="T4">　閾値を-0.0012にした時の摂動を加えたあとの画像。正しく読めたのは左から数えて1,2,5,7番目。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8:10:20.673576637</meta:creation-date>
    <dc:date>2018-05-09T05:22:36.139712210</dc:date>
    <meta:editing-duration>PT5H39M44S</meta:editing-duration>
    <meta:editing-cycles>39</meta:editing-cycles>
    <meta:generator>LibreOffice/5.4.5.1$Linux_X86_64 LibreOffice_project/40m0$Build-1</meta:generator>
    <meta:document-statistic meta:table-count="1" meta:image-count="10" meta:object-count="0" meta:page-count="2" meta:paragraph-count="40" meta:word-count="1075" meta:character-count="1259" meta:non-whitespace-character-count="1255"/>
  </office:meta>
</office:document-meta>
</file>